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automatic-styles>
    <style:style style:name="P1" style:parent-style-name="Normal" style:master-page-name="MP0" style:family="paragraph">
      <style:paragraph-properties fo:break-before="page" style:vertical-align="baseline" fo:margin-bottom="0in" fo:line-height="100%"/>
    </style:style>
    <style:style style:name="T2" style:parent-style-name="DefaultParagraphFont" style:family="text">
      <style:text-properties style:font-name="Aptos Display" style:font-name-asian="Times New Roman" style:font-name-complex="Segoe UI" fo:color="#0F4761" style:letter-kerning="false" fo:font-size="16pt" style:font-size-asian="16pt" style:font-size-complex="16pt" fo:language="pt" fo:country="PT"/>
    </style:style>
    <style:style style:name="P3" style:parent-style-name="Normal" style:family="paragraph">
      <style:paragraph-properties style:vertical-align="baseline" fo:margin-bottom="0in" fo:line-height="100%"/>
    </style:style>
    <style:style style:name="T4" style:parent-style-name="DefaultParagraphFont" style:family="text">
      <style:text-properties style:font-name-asian="Times New Roman" style:font-name-complex="Segoe UI" fo:color="#467886" style:letter-kerning="false" style:text-underline-type="single" style:text-underline-style="solid" style:text-underline-width="auto" style:text-underline-mode="continuous" fo:language="pt" fo:country="PT"/>
    </style:style>
    <style:style style:name="T5" style:parent-style-name="DefaultParagraphFont" style:family="text">
      <style:text-properties style:font-name-asian="Times New Roman" style:font-name-complex="Segoe UI" style:letter-kerning="false" fo:language="pt" fo:country="PT"/>
    </style:style>
    <style:style style:name="P6" style:parent-style-name="Normal" style:family="paragraph">
      <style:paragraph-properties style:vertical-align="baseline" fo:margin-bottom="0in" fo:line-height="100%"/>
    </style:style>
    <style:style style:name="T7" style:parent-style-name="DefaultParagraphFont" style:family="text">
      <style:text-properties style:font-name-asian="Times New Roman" style:font-name-complex="Segoe UI" style:letter-kerning="false" fo:language="pt" fo:country="PT"/>
    </style:style>
    <style:style style:name="P8" style:parent-style-name="Normal" style:family="paragraph">
      <style:paragraph-properties style:vertical-align="baseline" fo:margin-bottom="0in" fo:line-height="100%"/>
      <style:text-properties style:font-name="Aptos Display" style:font-name-asian="Times New Roman" style:font-name-complex="Segoe UI" fo:color="#0F4761" style:letter-kerning="false" fo:font-size="16pt" style:font-size-asian="16pt" style:font-size-complex="16pt" fo:language="pt" fo:country="PT"/>
    </style:style>
    <style:style style:name="P9" style:parent-style-name="Normal" style:family="paragraph">
      <style:paragraph-properties style:vertical-align="baseline" fo:margin-bottom="0in" fo:line-height="100%"/>
      <style:text-properties fo:language="pt" fo:country="PT"/>
    </style:style>
    <style:style style:name="P1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3" style:parent-style-name="Normal" style:family="paragraph">
      <style:paragraph-properties fo:text-align="justify" style:vertical-align="baseline" fo:margin-bottom="0in" fo:line-height="100%"/>
    </style:style>
    <style:style style:name="T24" style:parent-style-name="DefaultParagraphFont" style:family="text">
      <style:text-properties style:font-name-asian="Times New Roman" style:font-name-complex="Segoe UI" style:letter-kerning="false" fo:language="pt" fo:country="PT"/>
    </style:style>
    <style:style style:name="T25" style:parent-style-name="DefaultParagraphFont" style:family="text">
      <style:text-properties style:font-name-asian="Times New Roman" style:font-name-complex="Segoe UI" style:letter-kerning="false" fo:language="pt" fo:country="PT"/>
    </style:style>
    <style:style style:name="P2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6"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37" style:parent-style-name="Normal" style:family="paragraph">
      <style:paragraph-properties fo:text-align="justify" style:vertical-align="baseline" fo:margin-bottom="0in" fo:line-height="100%"/>
    </style:style>
    <style:style style:name="T38" style:parent-style-name="DefaultParagraphFont" style:family="text">
      <style:text-properties style:font-name-asian="Times New Roman" style:font-name-complex="Segoe UI" style:letter-kerning="false" fo:language="es" fo:country="ES"/>
    </style:style>
    <style:style style:name="T39" style:parent-style-name="DefaultParagraphFont" style:family="text">
      <style:text-properties style:font-name-asian="Times New Roman" style:font-name-complex="Segoe UI" style:letter-kerning="false" fo:language="pt" fo:country="PT"/>
    </style:style>
    <style:style style:name="P4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5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3" style:parent-style-name="Normal" style:family="paragraph">
      <style:paragraph-properties fo:text-align="justify" style:vertical-align="baseline" fo:margin-bottom="0in" fo:line-height="100%"/>
    </style:style>
    <style:style style:name="T64" style:parent-style-name="DefaultParagraphFont" style:family="text">
      <style:text-properties style:font-name-asian="Times New Roman" style:font-name-complex="Segoe UI" style:letter-kerning="false" fo:language="pt" fo:country="PT"/>
    </style:style>
  </office:automatic-styles>
  <office:body>
    <office:text text:use-soft-page-breaks="true">
      <text:p text:style-name="P1"><text:span text:style-name="T2">Ficheiro de áudio </text:span></text:p>
      <text:p text:style-name="P3"><text:a xlink:href="https://fcshunlpt-my.sharepoint.com/personal/adorean_ec_campus_fcsh_unl_pt/Documents/Ficheiros%20Transcritos/Interviu_Radu_Mititean%201.mp3" office:target-frame-name="_top" xlink:show="replace"><text:span text:style-name="T4">Entrevista_Radu_Mititean.mp3</text:span></text:a><text:span text:style-name="T5"> </text:span></text:p>
      <text:p text:style-name="P6"><text:span text:style-name="T7"> </text:span></text:p>
      <text:p text:style-name="P8">Transcrição </text:p>
      <text:p text:style-name="P9"/>
      <text:p text:style-name="P10">Cristian Adorean:</text:p>
      <text:p text:style-name="P11">(Preparei 6) a... perguntas simples a... e então podemos começar com a primeira pergunta: Qual é o objetivo fundamental da Federação dos Ciclistas da Roménia ou do Clube de Cicloturismo Napoca no contexto da micromobilidade elétrica?</text:p>
      <text:p text:style-name="P12"/>
      <text:p text:style-name="P13">Radu Mititean:</text:p>
      <text:p text:style-name="P14">(inaudível)... Vou... (ruído de fundo). Sim, assim. Desculpa.</text:p>
      <text:p text:style-name="P15"/>
      <text:p text:style-name="P16">Cristian Adorean:</text:p>
      <text:p text:style-name="P17">Não há problema... Repito a pergunta? (inaudível)</text:p>
      <text:p text:style-name="P18"/>
      <text:p text:style-name="P19">Radu Mititean:</text:p>
      <text:p text:style-name="P20">Não, a pergunta entendi. Não há... nada a... a... especial, específico ou explícito a... dado que as<text:s/>bicicletas assistidas eletricamente são consideradas bicicletas se cumprirem esta simples condição de definição de pedelec, portanto motor até 250 W que se desliga quando atinges 25 km/h e que não funciona se não pedalares, a... sendo também elas bicicletas, obviamente que entram no nosso objetivo geral, de a... promover a utilização para fins práticos, utilitários e recreativos. Não temos algo especial relacionado com... esta parte da micromobilidade elétrica, e do ponto de vista ambiental, não das organizações de ciclistas, tanto da Federação dos Ciclistas da Roménia, como do Clube de Cicloturismo Napoca, a... micromobilidade elétrica vemos para além da parte de pedelec, como uma alternativa com menor impacto à... mobilidade motorizada clássica, no sentido de que, por exemplo, no caso das trotinetes elétricas, estas ocupam, tal como a bicicleta, menos espaço, não emitem localmente poluentes e não fazem barulho. Por outro lado, são um meio de transporte passivo e então consideramos que não devem ser promovidas tão fortemente como a bicicleta, por exemplo, ou seja, é claro que é desejável que mais pessoas... usem trotinetes elétricas, se a alternativa fosse estarem apenas ao volante de um automóvel. Por outro lado, seria melhor que estivessem num modo ativo de mobilidade e não num modo passivo. Portanto, no geral, a micromobilidade elétrica não é necessariamente a... algo que se deva falar de forma positiva ou negativa e devem ser feitas algumas distinções dentro dela. Aqui temos uma abordagem diferente em relação a outros, porque não dizemos, não se deve falar de forma geral sobre micromobilidade elétrica e vai (inaudível) a diferença porque é... a questão do sedentarismo (inaudível) uma questão fundamental nos dias de hoje, enquanto isso não deve ser discutido de forma geral sobre micromobilidade elétrica, porque, se do ponto de vista do espaço ou da... das emissões locais, do ruído, podemos tratá-las de forma unitária, do ponto de vista do impacto na saúde pública, a situação dos veículos passivos é radicalmente diferente da mobilidade que permanece ativa no caso dos pedelecs (inaudível).</text:p>
      <text:p text:style-name="P21"/>
      <text:p text:style-name="P22">Cristian Adorean:</text:p>
      <text:p text:style-name="P23"><text:span text:style-name="T24">(Ruído de fundo). A... A segunda pergunta: Que princípios, missões e ações foram adotadas para promover a micromobilidade elétrica?<text:s/></text:span><text:span text:style-name="T25">Se, se, se...</text:span></text:p>
      <text:p text:style-name="P26"/>
      <text:p text:style-name="P27">Radu<text:s/>Mititean:</text:p>
      <text:p text:style-name="P28">Nenhuma. Bem. Nem o Clube de Cicloturismo Napoca, nem a Federação dos Ciclistas, têm algo separado e especial para isso. Simplesmente, promovemos o uso da bicicleta, implicitamente também dos pedelecs, apenas quero sublinhar que... usamos como argumento que os pedelecs aumentam, digamos, a aceitabilidade... acessibilidade no sentido de que sempre que se invocam motivos de relevo nas cidades, por exemplo, e no caso de Cluj, que tem uma parte da cidade, em colinas ou bem, como em Lisboa, a... um pedelec pode<text:s/>compensar o fator de desencorajamento (inaudível) bem, mas na colina é diferente... A... tempo, saúde... (inaudível). E então compensa essa problemática, e o mesmo para distâncias mais longas, não é? Se na bicicleta mecânica uma distância de 5-7-8, às vezes 10 km, parece aceitável, atraente para as deslocações diárias com componente de assistência elétrica, estendes essa área, o que se discute, por exemplo, na Holanda agora é facilitar para os speed pedelecs certas coisas para não... serem assimilados às bicicletas, justamente para aumentar a distância de deslocação e com bike hivers, por exemplo, propõem nas áreas rurais onde têm baixa densidade populacional e economicamente é muito difícil manter o acesso escolar, por exemplo, para baixar... a limitação de idade, a speed pedelec para que possa ser usada para distâncias de 20-30 km de deslocação. Então, aqui haveria também essa área além dos pedelecs, onde estás na fronteira com os speed pedelecs e assim por diante para estender a distância acessível e até mesmo ativa velo... uma alternativa ao transporte público ou automóvel, então são muito importantes e usamos este argumento de que... com componente assistida eletricamente, estendes a acessibilidade velo a distâncias maiores ou a diferenças de nível ou quando se trata de last-mile delivery com bicicletas cargo como fator importante em áreas centrais, peri-centrais congestionadas nas cidades também, quando tens uma grande massa ou grande volume, uma bicicleta cargo assistida eletricamente resolve os problemas que seriam considerados grandes demais para uma bicicleta cargo mecânica, o mesmo com o transporte público individual, ou seja, também em táxis a mesma questão... em certas áreas, serve para distâncias maiores ou diferença de nível, então (inaudível) assistida eletricamente também pode ser aplicável, enquanto uma apenas mecânica seria limitada. Então, nestes casos, a componente de assistência elétrica é muito importante.</text:p>
      <text:p text:style-name="P29"/>
      <text:p text:style-name="P30">Cristian Adorean:</text:p>
      <text:p text:style-name="P31">A próxima pergunta, já me respondeu em grande parte, mas podemos sublinhar novamente: Quais foram e são atualmente os fatores positivos e negativos na implementação e expansão da micromobilidade elétrica na cidade? E temos a dualidade de que falava: trotinetes elétricas e bicicletas assistidas eletricamente.</text:p>
      <text:p text:style-name="P32"/>
      <text:p text:style-name="P33">Radu Mititean:</text:p>
      <text:soft-page-break/>
      <text:p text:style-name="P34">Bem... O que vou falar sobre a parte das bicicletas assistidas eletricamente, atualmente há limitações técnicas relacionadas com o carregamento a... das bicicletas elétricas, nem toda a gente tem onde estacioná-las, levá-las para dentro, algumas baterias não são removíveis e então isso já é um fator, vamos dizer que o problema atualmente é como podem ser usadas, onde posso carregá-las e assim por diante, porque, por outro lado, são ainda muito limitadas, as possibilidades de carregamento no espaço público de bicicletas elétricas... então sempre que não são removíveis, levar a bateria contigo é um fator limitante, igualmente a... segurança, ou seja, bicicletas elétricas são caras, e em países como a Roménia, proporcionalmente ainda mais caras do que no Ocidente. Ou seja, muita gente geralmente não pode pagar, ainda são pouco acessíveis ou talvez apenas em segunda mão e assim... e então vamos dizer, o risco de qualquer coisa... a perceção de risco é ainda mais acentuada do que para outras bicicletas e então isso também de segurança, estacionar com segurança é um problema enquanto não há parques de estacionamento seguros, então onde podes estacionar? Em postes, árvores, e também noutros lugares, não há... muito poucas construções têm estacionamento interno e assim por diante, espaços seguros. Isso ainda está no início, porque a legislação urbanística mais recente prevê que novos edifícios deveriam ter estacionamentos velo dentro dos edifícios, não apenas colocar um suporte atrás perto dos contentres do lixo como ainda é prática, e timidamente, por exemplo, em Cluj, a Câmara Municipal começou apenas há 2 anos a colocar em bairros algumas garagens, alguns espaços fechados e com alguma supervisão para estacionamento público velo. Ainda assim, na maior parte da cidade é um grande problema, e a bicicleta assistida eletricamente, por exemplo, ainda mais difícil do que uma mecânica de carregar escadas acima, levar para dentro de casa na varanda, ou na cave, ou caber no elevador e assim por diante. E então também essa questão da segurança e do estacionamento, além da parte de carregamento, é um fator que ainda limita bastante o uso na Roménia, e não vejo isso a resolver-se por si só. Se o preço se estima que nos próximos anos provavelmente vai descer, que se generaliza, as tecnologias amadurecem, amortiza-se a parte inicial e espera-se uma queda no preço médio, mesmo com o aumento do poder de compra na Roménia, a parte de estacionamento e segurança continua a ser um problema maior que não se resolve naturalmente se não houver<text:s/>mudanças em políticas públicas que visem exatamente este fator limitante no caso das bicicletas assistidas eletricamente. De resto... diria quase o mesmo, não há necessidades especiais para uma bicicleta elétrica, por outro lado, há um grande problema atualmente... micromobilidade elétrica com o objetivo (inaudível) utilitária cargo, por exemplo. Porque uma... aberração, a legislação rodoviária romena, praticamente proíbe triciclos, então uma bicicleta cargo apenas com 2 rodas podes usar na Roménia, caso contrário, não tens permissão para ter uma bicicleta com 3 rodas. Simplesmente não tens... é proibido usá-la... só a legislação acho que é a mais restritiva e anti-ciclista da Europa como legislação rodoviária. Desde 2020, não podes usar triciclos na Roménia. Então isso já é uma grande limitação, seja mecânica ou elétrica, e então toda a ideia de micromobilidade elétrica para fins de carga, que seria uma solução muito boa para last-mile delivery, está como que... em espera,<text:s/><text:bookmark-start text:name="_Hlk173942980"/>limitada a bicicletas cargo que só têm<text:s/>duas<text:s/>rodas<text:bookmark-end text:name="_Hlk173942980"/>. E depois o espaço de estacionamento, porque não podes estacioná-las improvisadamente como deixas a bicicleta onde podes junto a um poste, uma cerca e assim por diante. Elas realmente precisam de espaços de<text:s/><text:soft-page-break/>estacionamento dedicados... e isso ainda é um problema, não apenas na Roménia, mas em geral, fazer esses espaços de estacionamento para bicicletas de carga, criar esses hubs onde precisares de last-mile delivery fazer a transferência das carrinhas para... bicicletas assistidas eletricamente. Portanto, como dizia, não é específico da micromobilidade elétrica, mas é essencial porque aí podes ter um verdadeiro boom se resolveres esses problemas. Caso contrário... estacionamento para elas e acessibilidade, e assim por diante, é um fator limitante adicional além dos fatores, vamos dizer, de acessibilidade financeira e assim por diante. Então isso seria outra questão, o espaço de estacionamento, porque normalmente tens suportes de estacionar a roda da frente, talvez nem para bicicletas normais são adequados, ainda mais quando se trata de uma bicicleta de carga, ou uma bicicleta de carga assistida eletricamente.</text:p>
      <text:p text:style-name="P35"/>
      <text:p text:style-name="P36">Cristian Adorean:</text:p>
      <text:p text:style-name="P37"><text:span text:style-name="T38">Novamente, respondeu hm... a...<text:s/></text:span><text:span text:style-name="T39">à próxima pergunta. Mas... talvez tenha algo mais a acrescentar: Como avalia... como avalia o desenvolvimento atual da micromobilidade elétrica na cidade?</text:span></text:p>
      <text:p text:style-name="P40"/>
      <text:p text:style-name="P41">Radu Mititean:</text:p>
      <text:p text:style-name="P42">Ah, é de certa forma... um desenvolvimento desarmonioso forçado conjunturalmente, ou seja, aumentou... um boom com a aparição repentina de frotas de trotinetes elétricas... dessas... comunitárias de aluguer tipo Bolt, Uber e assim por diante, Lime, mas surgiram assim num terreno meio despreparado psicologicamente, legislativamente e assim por diante, e o risco é... já houve certa reticência, antagonismo social, o que é perigoso porque pode afetar a própria ideia de micromobilidade elétrica, sabes? E chega-se à situação em Paris, ah melhor proibir porque não sabemos como gerir. Portanto, em princípio é uma asneira, mas é uma solução meio de desespero e ficas meio, devido a uma pressão do ritmo e a alguns aspetos intempestivos de implementação, a tua aceitação social diminui e vira contra a própria ideia, comprometes por uns aspetos meio... secundários de implementação, e agora já há alguns políticos mais populistas em Bucareste que propõem fazer também lá um referendo. Sim, como em Paris, vamos proibir essas,<text:s/>as... comunitárias. E também as pessoas, sim, que esses andam... esses andam como loucos e assim por diante. Claro, sempre aparece esse efeito quando há um novo participante em qualquer domínio, foi quando surgiram os snowboards nas pistas de esqui, a mesma coisa – que os snowboarders são perigosos. É uma reação esperada, mas de que tens de estar ciente e tomar medidas. Aqui não houve preocupação com isso, simplesmente, como de costume, a gravidade veio sobre eles. As autoridades apanhadas de surpresa, mas<text:s/>também não se agitaram para resolver.<text:s/><text:bookmark-start text:name="_Hlk173943605"/>Ou essa passividade distorce as perceções e arrisca a aparecer um... já apareceu, mas para acentuar essa reticência social que, na verdade, aparece por causa de alguns aspetos não essenciais da forma como, digamos, foram promovidos atualmente, então aqui realmente é necessário uma política pública coerente, política que praticamente está ausente no momento, justamente para não comprometer a ideia e não... diminuir ainda mais a aceitação social por causa dessas falhas graves de... implementação.<text:bookmark-end text:name="_Hlk173943605"/><text:s/>Sim, também entre os ciclistas, digamos que há descontentamentos, porque a infraestrutura velo já não existia, era mal feita, estreita, sem continuidade. No<text:s/><text:soft-page-break/>momento em que legislativamente se disse, muito bem, são completamente assimiladas às bicicletas, têm de andar nas ciclovias. Eram poucas e então... aumenta a aglomeração. Se a política é fazer ciclovias no passeio, tirar do pouco que sobrou aos peões, que já tinham os passeios estreitados e cheios de carros estacionados, mobiliário urbano. Então quando empurras tudo para o passeio e... a infraestrutura velo, geras apenas... conflito entre categorias que deveriam ser aliadas, ou seja, ciclistas, peões e assim por diante. De certa forma, a mesma problemática encontra-se aqui, na parte da micromobilidade elétrica. Por um lado, tendências cada vez maiores de restrição. Não sei agora, está no Parlamento um projeto para aumentar para 16 anos a idade a partir da qual podes andar de trotinete elétrica como de bicicleta, e assim por diante. Outras medidas restritivas... Por outro lado, resolver através da proibição, ou resolver através de... não fazer nada e esperar que aconteça algo naturalmente, o que nem sempre as coisas se resolvem naturalmente, ou seja, o ecossistema de mobilidade, é um sistema que evolui para a entropia, não para a harmonia. Tem de haver intervenção humana ativa, gerida ou aqui, a falta de intervenção ou intervenção incoerente das autoridades, não... não é... não augura boas perspectivas.</text:p>
      <text:p text:style-name="P43"/>
      <text:p text:style-name="P44">Cristian Adorean:</text:p>
      <text:p text:style-name="P45">Que cenários de desenvolvimento a curto, médio e longo prazo antecipa, no que diz respeito à mobilidade... micromobilidade elétrica na cidade?</text:p>
      <text:p text:style-name="P46"/>
      <text:p text:style-name="P47">Radu Mititean:</text:p>
      <text:p text:style-name="P48">É muito difícil antecipar algo porque é completamente imprevisível. Ou seja, infelizmente, a nível da Roménia a... evolução das políticas públicas. Não há uma estratégia, não há coerência, não há visão, e então não sabes o que esperar, quando vês vários projetos de lei que vão em direções opostas. Por um lado, temos uma legislação de mobilidade urbana, que é, como princípios, correta... por outro lado, em vez de harmonizar a legislação mais técnica, as tendências são, pelo contrário, como dizia, há todo o tipo de projetos de lei no Parlamento para proibir, restringir, complicar a vida tanto para bicicletas como para micromobilidade... urbana. E então é muito difícil antecipar o que pode acontecer, o que deveria significar um cenário otimista ou pessimista ou médio... a curto e médio prazo... Normalmente, com os congestionamentos que existem e a queda gradual dos preços ou o... aumento do poder de compra, deveriam ser mais acessíveis e continuar a aumentar a... percentagem de bicicletas assistidas eletricamente, de trotinetes elétricas, aparecerem também privadas, não que agora a maior parte são as... de... de aluguer na cidade, mas onde (inaudível), deve ser conjuntural, ou seja, se a câmara municipal se desentender com a empresa, simplesmente podem desaparecer de um dia para o outro... toda a... frota. Porque é meio insustentável que não haja um quadro legal, e então tudo é uma questão de como uma câmara se entende com uma empresa do setor. Ninguém pode imaginar, por exemplo, que o táxi poderia... ou o transporte público desaparecer de um dia para o outro, dependendo se a câmara municipal prorroga ou não um contrato com uma empresa, não é? Ali fez-se uma legislação, entendeu-se que é um serviço público e assim por diante. Que não deve ficar numa questão conjuntural. Enquanto neste campo é uma questão de contrato puramente... conjuntural e que não há problema se aparece ou desaparece, dependendo de como evolui uma negociação entre um prestador de serviços e uma<text:s/><text:soft-page-break/>câmara. Aqui... aqui também há uma deficiência no quadro legal, ou seja, não é... deixado como uma forma de mobilidade, como um transporte, como uma componente interessante e algo exótico, mais tolerado do que organizado e integrado num sistema. E isso é um problema de visão, não se vê a micromobilidade elétrica como uma... área importante que deve ser integrada, harmonizada, a qual deve encontrar-se um lugar e ver-se em que parâmetros deve ser considerado serviço público e em que parâmetros se pode deixar ao livre jogo da realidade.</text:p>
      <text:p text:style-name="P49"/>
      <text:p text:style-name="P50">Cristian Adorean:</text:p>
      <text:p text:style-name="P51">Última pergunta: Como avalia a transformação da cidade de uma mobilidade baseada em combustíveis fósseis para uma micromobilidade elétrica, especialmente para viagens de curta distância, dentro da cidade neste caso?</text:p>
      <text:p text:style-name="P52"/>
      <text:p text:style-name="P53">Radu Mititean:</text:p>
      <text:p text:style-name="P54">Como dizia, pode ser a... pode ser uma alternativa para aquelas situações em que não são viáveis ou não são tão ativas, a transição para uma mobilidade não motorizada e então para uma percentagem significativa dos atuais utilizadores de... que se baseiam em... automóvel como principal elemento de mobilidade urbana, se não podes convencê-los a mudar para o transporte público, para deslocação a pé ou não motorizada, tipo velo, existe este nicho, onde a alternativa razoável poderia ser a micromobilidade elétrica: trotinete elétrica ou bicicletas assistidas eletricamente. Então é... seria uma componente importante complementar às outras e que deveria estar no mix de mobilidade sustentável, ter a sua fatia assegurada e que em certas áreas poderia ser uma percentagem importante. Muito difícil de estimar no momento quais percentagens se poderiam alcançar ou quais seriam percentagens ótimas. Aqui, as diferenças são grandes de uma cidade para outra e dependerá muito das políticas públicas na área e da legislação e não<text:s/>é uma... digamos, uma evolução natural que se espere que de qualquer forma seguirá ou não numa certa direção. Então muito vai... vai importar como será, se será, digamos, conduzido este processo de integração. Caso contrário, ao longo dos anos, já houve coisas que pareciam promissoras e não se concretizaram. Não porque tecnicamente ou socialmente não fossem por natureza adequadas, mas simplesmente não lhes foi (risos) dado... o lugar necessário e então... por isso digo, nem todas as evoluções são lógicas na área. Importa muito, na verdade, a vontade política, a visão e assim por diante. Viu-se em outras áreas e provavelmente na área da micromobilidade elétrica estamos do lado dos mesmos desafios onde, a falta de uma assunção, de uma visão e de políticas públicas coerentes, faz com que as coisas evoluam de forma imprevisível e desarmoniosa.</text:p>
      <text:p text:style-name="P55"/>
      <text:p text:style-name="P56">Cristian Adorean:</text:p>
      <text:p text:style-name="P57">Não sei se quer acrescentar algo mais além de todas as informações que me forneceu... Estas foram as perguntas que preparei para esta entrevista.</text:p>
      <text:p text:style-name="P58"/>
      <text:p text:style-name="P59">Radu Mititean:</text:p>
      <text:p text:style-name="P60">Acho que há muita falta de informação sólida, relevante estatisticamente e assim por diante. Não sei se existe... por exemplo, na Roménia e esses dados gerais de repartição<text:s/><text:soft-page-break/>modal são questionáveis. Agora, se perguntas em todas as cidades, dão-te algumas percentagens, mas se insistes em ver metodologicamente como chegaram a elas, vês que são baseadas mais em... tiradas do nada, só porque precisavam para escrever certos projetos, algumas contagens sérias de tráfego para ver uma divisão modal detalhada... dessas e as causas, não sei se alguma cidade na Roménia tem. Vi como foram feitos vários PMUDs (Planos de Mobilidade Urbana Sustentável) e também lá, para parecer bem, foram feitas algumas medições, mas ao investigar a fundo, com metodologias reais não existe quase nada. Então, na realidade, não sabemos nem as percentagens de deslocações velo, quanto mais na micromobilidade elétrica, muito cético de termos dados sérios para qualquer cidade na Roménia... percentagens de distância e assim por diante, podes tê-los se as empresas te derem para a frota delas, mas no resto, deixando esses de lado na parte de... propriedade pessoal, não acho que se saiba, então estamos quase a zero em termos de números, dados, e como de costume, quando não tens dados, é muito difícil argumentar e fundamentar políticas públicas, propostas legislativas e assim por diante, então em primeiro lugar acho que temos um grande défice de informação... (referente a) quantas existem... Também aqui, muitas são trazidas em segunda mão do Ocidente, que não entram em nenhuma estatística como as bicicletas, então... não sabemos quantas são, onde estão, como circulam, em que papel, e isso é sempre um fator... limitante para<text:s/>tirar conclusões, fazer propostas, fundamentar abordagens. Não sei nos outros países porque não me concentrei especialmente nesta área, mas pelo menos na Roménia, acho que, conhecer a situação existente é pior do que noutras áreas quando se trata de micromobilidade elétrica.</text:p>
      <text:p text:style-name="P61"/>
      <text:p text:style-name="P62">Cristian Adorean:</text:p>
      <text:p text:style-name="P63"><text:span text:style-name="T64">Muito obrigado pelas respostas e então vou desligar a gravaçã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ristian  Adorean</meta:initial-creator>
    <dc:creator>Cristian Adorean</dc:creator>
    <meta:creation-date>2024-05-21T06:42:00Z</meta:creation-date>
    <dc:date>2024-08-07T18:44:00Z</dc:date>
    <meta:template xlink:href="Normal" xlink:type="simple"/>
    <meta:editing-cycles>15</meta:editing-cycles>
    <meta:editing-duration>PT17280S</meta:editing-duration>
    <meta:document-statistic meta:page-count="7" meta:paragraph-count="42" meta:word-count="3353" meta:character-count="21419" meta:row-count="150" meta:non-whitespace-character-count="18108"/>
  </office:meta>
</office:document-meta>
</file>